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Arial2" svg:font-family="Arial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44cm"/>
    </style:style>
    <style:style style:name="co3" style:family="table-column">
      <style:table-column-properties fo:break-before="auto" style:column-width="2.773cm"/>
    </style:style>
    <style:style style:name="co4" style:family="table-column">
      <style:table-column-properties fo:break-before="auto" style:column-width="7.2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699cm" fo:break-before="auto" style:use-optimal-row-height="true"/>
    </style:style>
    <style:style style:name="ro5" style:family="table-row">
      <style:table-row-properties style:row-height="2.11cm" fo:break-before="auto" style:use-optimal-row-height="true"/>
    </style:style>
    <style:style style:name="ro6" style:family="table-row">
      <style:table-row-properties style:row-height="2.519cm" fo:break-before="auto" style:use-optimal-row-height="true"/>
    </style:style>
    <style:style style:name="ro7" style:family="table-row">
      <style:table-row-properties style:row-height="3.702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ffffff" style:text-align-source="fix" style:repeat-content="false" fo:wrap-option="wrap" fo:border="1.2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wrap-option="wrap" fo:border="1.25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Arial2" style:font-size-asian="11pt" style:language-asian="pt" style:country-asian="BR" style:font-style-asian="normal" style:font-weight-asian="normal" style:font-name-complex="Arial" style:font-size-complex="12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ddddd" style:text-align-source="fix" style:repeat-content="false" fo:wrap-option="wrap" fo:border="1.25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Arial2" style:font-size-asian="11pt" style:language-asian="pt" style:country-asian="BR" style:font-style-asian="normal" style:font-weight-asian="normal" style:font-name-complex="Arial" style:font-size-complex="12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6f9d4"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e8cb"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pt" style:country-asian="BR" style:font-style-asian="normal" style:font-weight-asian="normal" style:font-name-complex="Arial2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pt" style:country-asian="BR" style:font-style-asian="normal" style:font-weight-asian="normal" style:font-name-complex="Arial1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e8cb"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pt" style:country-asian="BR" style:font-style-asian="normal" style:font-weight-asian="normal" style:font-name-complex="Arial1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6f9d4"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pt" style:country-asian="BR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6f9d4"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pt" style:country-asian="BR" style:font-style-asian="normal" style:font-weight-asian="normal" style:font-name-complex="Arial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e8cb"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6f9d4"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pt" style:country-asian="BR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color="#000000" fo:font-weight="normal" fo:font-style="normal" style:letter-kerning="false" fo:letter-spacing="normal" fo:language="pt" fo:country="BR" style:language-asian="pt" style:country-asian="BR" style:language-complex="ar" style:country-complex="SA" style:font-name-asian="Arial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Arial" style:letter-kerning="false" fo:language="pt" fo:country="BR" style:language-asian="pt" style:country-asian="BR" style:language-complex="ar" style:country-complex="SA" style:font-name-asian="Arial" style:font-name-complex="Arial" style:font-size-asian="11pt" style:font-size-complex="10.5pt"/>
    </style:style>
    <style:style style:name="T5" style:family="text">
      <style:text-properties style:letter-kerning="false" fo:language="pt" fo:country="BR" style:language-asian="pt" style:country-asian="BR" style:language-complex="ar" style:country-complex="SA" style:font-name-asian="Arial" style:font-name-complex="Arial" style:font-size-asian="11pt" style:font-size-complex="10.5pt"/>
    </style:style>
    <style:style style:name="T6" style:family="text">
      <style:text-properties style:use-window-font-color="true" style:font-name="Arial" style:letter-kerning="false" fo:language="pt" fo:country="BR" style:language-asian="pt" style:country-asian="BR" style:language-complex="ar" style:country-complex="SA" style:font-name-asian="Arial" style:font-size-asian="11pt" style:font-size-complex="10.5pt" style:font-name-complex="Arial"/>
    </style:style>
    <style:style style:name="T7" style:family="text">
      <style:text-properties style:use-window-font-color="true" style:font-name="Arial" fo:font-size="10.5pt" style:letter-kerning="false" fo:language="pt" fo:country="BR" style:language-asian="pt" style:country-asian="BR" style:language-complex="ar" style:country-complex="SA" style:font-name-asian="Arial" style:font-name-complex="Arial" style:font-size-asian="11pt" style:font-size-complex="10.5pt"/>
    </style:style>
    <style:style style:name="T8" style:family="text">
      <style:text-properties style:use-window-font-color="true" style:font-name="Arial" fo:font-size="10.5pt" style:letter-kerning="false" fo:language="pt" fo:country="BR" style:language-asian="pt" style:country-asian="BR" style:language-complex="ar" style:country-complex="SA" style:font-name-asian="Arial" style:font-size-asian="11pt" style:font-size-complex="10.5pt" style:font-name-complex="Arial"/>
    </style:style>
    <style:style style:name="T9" style:family="text">
      <style:text-properties style:use-window-font-color="true" style:font-name="Arial" fo:font-size="10pt" style:letter-kerning="false" fo:language="pt" fo:country="BR" style:language-asian="pt" style:country-asian="BR" style:language-complex="ar" style:country-complex="SA" style:font-name-asian="Arial" style:font-name-complex="Arial" style:font-size-asian="11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ce1"/>
        <table:table-row table:style-name="ro1" table:number-rows-repeated="2">
          <table:table-cell table:number-columns-repeated="6"/>
          <table:table-cell table:style-name="Default"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2" table:style-name="ta1">
        <table:table-column table:style-name="co3" table:default-cell-style-name="ce6"/>
        <table:table-column table:style-name="co4" table:number-columns-repeated="3" table:default-cell-style-name="ce6"/>
        <table:table-row table:style-name="ro2">
          <table:table-cell table:style-name="ce2" office:value-type="string" calcext:value-type="string" table:number-columns-spanned="4" table:number-rows-spanned="1">
            <text:p><text:span text:style-name="T1">Tabela 1 – Avaliação </text:span><text:span text:style-name="T2">aplicativo mobile para compra e avaliação de produtos de jardinagem.</text:span></text:p>
          </table:table-cell>
          <table:covered-table-cell table:number-columns-repeated="3" table:style-name="Default"/>
        </table:table-row>
        <table:table-row table:style-name="ro2">
          <table:table-cell table:style-name="ce3"/>
          <table:table-cell table:style-name="ce7" office:value-type="string" calcext:value-type="string">
            <text:p>Goals</text:p>
          </table:table-cell>
          <table:table-cell table:style-name="ce7" office:value-type="string" calcext:value-type="string">
            <text:p>Signals</text:p>
          </table:table-cell>
          <table:table-cell table:style-name="ce7" office:value-type="string" calcext:value-type="string">
            <text:p>Metrics</text:p>
          </table:table-cell>
        </table:table-row>
        <table:table-row table:style-name="ro3">
          <table:table-cell table:style-name="ce4" office:value-type="string" calcext:value-type="string">
            <text:p>Hapiness</text:p>
          </table:table-cell>
          <table:table-cell table:style-name="ce8" office:value-type="string" calcext:value-type="string">
            <text:p>   Verificar se os usuários acham fácil e intuitivo adicionar produtos ao carrinho no App;</text:p>
            <text:p> Conferir a satisfação do usuário;</text:p>
          </table:table-cell>
          <table:table-cell table:style-name="ce13" office:value-type="string" calcext:value-type="string">
            <text:p>   Acréscimo de produtos ao carrinho por sessão ativa de usuário;</text:p>
            <text:p>   Interação dos usuários na avaliação dos produtos;</text:p>
          </table:table-cell>
          <table:table-cell table:style-name="ce13" office:value-type="string" calcext:value-type="string">
            <text:p>   Quantidade de itens inseridos no carrinho de compras por usuário;</text:p>
            <text:p>   Número de avaliações após a experiência de compra dos produtos de jardinagem;</text:p>
          </table:table-cell>
        </table:table-row>
        <table:table-row table:style-name="ro4">
          <table:table-cell table:style-name="ce4" office:value-type="string" calcext:value-type="string">
            <text:p>Engagement</text:p>
          </table:table-cell>
          <table:table-cell table:style-name="ce9" office:value-type="string" calcext:value-type="string">
            <text:p><text:span text:style-name="T4">Regularidade de uso do App;</text:span></text:p>
            <text:p><text:span text:style-name="T4">Medir o tempo médio do fluxo para a adição de um item ao carrinho;</text:span></text:p>
          </table:table-cell>
          <table:table-cell table:style-name="ce9" office:value-type="string" calcext:value-type="string">
            <text:p><text:span text:style-name="T4">Periodicidade em que os usuários acessam o sistema de compra;</text:span></text:p>
            <text:p><text:span text:style-name="T4"> Permanência na tela de produto para seleção dos atributos;</text:span></text:p>
          </table:table-cell>
          <table:table-cell table:style-name="ce9" office:value-type="string" calcext:value-type="string">
            <text:p><text:span text:style-name="T4"> Número de acessos de usuários por mês;</text:span></text:p>
            <text:p><text:span text:style-name="T4">Tempo médio de adição de um produto ao carrinho;</text:span></text:p>
          </table:table-cell>
        </table:table-row>
        <table:table-row table:style-name="ro5">
          <table:table-cell table:style-name="ce4" office:value-type="string" calcext:value-type="string">
            <text:p>Adoption</text:p>
          </table:table-cell>
          <table:table-cell table:style-name="ce10" office:value-type="string" calcext:value-type="string">
            <text:p><text:span text:style-name="T5"> Enumerar quantos novos usuários deram entrada no sistema;</text:span></text:p>
            <text:p><text:span text:style-name="T5">Verificar se os usuários indicam o App para novas pessoas se cadastrarem à plataforma;</text:span></text:p>
          </table:table-cell>
          <table:table-cell table:style-name="ce10" office:value-type="string" calcext:value-type="string">
            <text:p><text:span text:style-name="T5"> Criação de novos usuários;</text:span></text:p>
            <text:p><text:span text:style-name="T5"> Compartilhamento de código de usuário para ganho de bônus em compras de produtos;</text:span></text:p>
          </table:table-cell>
          <table:table-cell table:style-name="ce10" office:value-type="string" calcext:value-type="string">
            <text:p><text:span text:style-name="T4">Quantidade de novos usuários por mês;</text:span></text:p>
            <text:p><text:span text:style-name="T4">Taxa de indicação do App por número de usuários;</text:span></text:p>
          </table:table-cell>
        </table:table-row>
        <table:table-row table:style-name="ro6">
          <table:table-cell table:style-name="ce4" office:value-type="string" calcext:value-type="string">
            <text:p>Retention</text:p>
          </table:table-cell>
          <table:table-cell table:style-name="ce11" office:value-type="string" calcext:value-type="string">
            <text:p><text:span text:style-name="T4">Medir o tempo do cadastro ativo do usuário no sistema após a inscrição nele;</text:span></text:p>
            <text:p><text:span text:style-name="T4">Quantificar usuários que não acessam o App;</text:span></text:p>
          </table:table-cell>
          <table:table-cell table:style-name="ce11" office:value-type="string" calcext:value-type="string">
            <text:p><text:span text:style-name="T4"> Atividade dos usuários no App;</text:span></text:p>
            <text:p><text:span text:style-name="T4">Usuários inativos por muito tempo.</text:span></text:p>
            <text:p><text:span text:style-name="T4">Cancelamento de cadastros.</text:span></text:p>
            <text:p><text:span text:style-name="T4">Contas encerradas.</text:span></text:p>
          </table:table-cell>
          <table:table-cell table:style-name="ce14" office:value-type="string" calcext:value-type="string">
            <text:p><text:span text:style-name="T7">Número de usuários ativos, tendo sessão ativa nos últimos </text:span><text:span text:style-name="T8">9</text:span><text:span text:style-name="T8">0 dias;</text:span></text:p>
            <text:p><text:span text:style-name="T7">Número de usuários que não acessam o sistema a mais de 90 dias;</text:span></text:p>
            <text:p><text:span text:style-name="T7">Número de solicitações de encerramento de cadastro de usuário;</text:span></text:p>
          </table:table-cell>
        </table:table-row>
        <table:table-row table:style-name="ro7">
          <table:table-cell table:style-name="ce4" office:value-type="string" calcext:value-type="string">
            <text:p>Task Success</text:p>
          </table:table-cell>
          <table:table-cell table:style-name="ce12" office:value-type="string" calcext:value-type="string">
            <text:p><text:span text:style-name="T4">Avaliar se os usuários conseguem finalizar </text:span><text:span text:style-name="T6">o fluxo básico ou alternativo de compras</text:span><text:span text:style-name="T6"> no App;</text:span></text:p>
          </table:table-cell>
          <table:table-cell table:style-name="ce12" office:value-type="string" calcext:value-type="string">
            <text:p><text:span text:style-name="T4"> Verificação do fluxo de compra e possíveis erros nos chamamentos d</text:span><text:span text:style-name="T6">as</text:span><text:span text:style-name="T6"> tarefas;</text:span></text:p>
          </table:table-cell>
          <table:table-cell table:style-name="ce15" office:value-type="string" calcext:value-type="string">
            <text:p><text:span text:style-name="T7">Número erros na adição de produtos ao carrinho;</text:span></text:p>
            <text:p><text:span text:style-name="T7">Número de carrinhos de compra cheios e compras não finalizadas;</text:span></text:p>
            <text:p><text:span text:style-name="T7">Número de erros na opção de pagamento;</text:span></text:p>
            <text:p><text:span text:style-name="T9"> Número de erros na tela de conferência do pedido;</text:span></text:p>
            <text:p><text:span text:style-name="T9"> Taxa de compras não finalizadas no sistema;</text:span></text:p>
          </table:table-cell>
        </table:table-row>
        <table:table-row table:style-name="ro8">
          <table:table-cell table:style-name="ce5" office:value-type="string" calcext:value-type="string" table:number-columns-spanned="4" table:number-rows-spanned="1">
            <text:p><text:span text:style-name="T3">Fonte:</text:span> Elaborado pelo autor (Mapa Qualidade de Software).</text:p>
          </table:table-cell>
          <table:covered-table-cell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Arial2" svg:font-family="Arial" style:font-pitch="variable"/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7T21:05:59.279000000</meta:creation-date>
    <dc:date>2025-04-07T21:27:45.714000000</dc:date>
    <meta:editing-duration>PT11M36S</meta:editing-duration>
    <meta:editing-cycles>1</meta:editing-cycles>
    <meta:document-statistic meta:table-count="2" meta:cell-count="25" meta:object-count="0"/>
    <meta:generator>LibreOffice/7.1.5.2$Windows_X86_64 LibreOffice_project/85f04e9f809797b8199d13c421bd8a2b025d52b5</meta:generator>
  </office:meta>
</office:document-meta>
</file>